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898701D7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3cm" fo:min-width="1.25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92cm" svg:height="11.249cm" svg:x="-0.083cm" svg:y="-0.083cm">
            <draw:image xlink:href="Pictures/1000000000000194000001898701D726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75cm" svg:height="0.583cm" svg:x="1.166cm" svg:y="4.66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34:57.677986614</dc:date>
    <meta:editing-duration>PT3M3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